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</office:automatic-styles>
  <office:body>
    <office:text>
      <text:p text:style-name="P1"><text:span text:style-name="T1">Meeting</text:span></text:p>
      <text:p text:style-name="P1"><text:span text:style-name="T2">Date:<text:tab/><text:tab/>14/3</text:span></text:p>
      <text:p text:style-name="P1"><text:span text:style-name="T2">Time:<text:tab/><text:tab/>11:45-12.50</text:span></text:p>
      <text:p text:style-name="P1"><text:span text:style-name="T2">Location:<text:tab/>Group room 3511</text:span></text:p>
      <text:p text:style-name="P1"><text:span text:style-name="T2">Leader:<text:tab/><text:tab/>Teodor Ostwald<text:tab/></text:span></text:p>
      <text:p text:style-name="P1"><text:span text:style-name="T2">Attending:<text:tab/>Everyone</text:span></text:p>
      <text:p text:style-name="P1"><text:span text:style-name="T3"/></text:p>
      <text:list text:style-name="L2">
        <text:list-item>
          <text:p text:style-name="P2"><text:span text:style-name="T4">Objectives, resolve issues preventing the team to continue</text:span></text:p>
        </text:list-item>
      </text:list>
      <text:p text:style-name="P3"><text:span text:style-name="T5">Laptop missing for one of the members, will be sorted out as soon as financial funding is available.</text:span></text:p>
      <text:p text:style-name="P3"><text:span text:style-name="T5"/></text:p>
      <text:list text:style-name="L4">
        <text:list-item>
          <text:p text:style-name="P4"><text:span text:style-name="T6">Reports from previous meetings</text:span></text:p>
        </text:list-item>
      </text:list>
      <text:p text:style-name="P5"><text:span text:style-name="T7">Brainstorming started,design not yet completed in detail.</text:span></text:p>
      <text:p text:style-name="P5"><text:span text:style-name="T7"/></text:p>
      <text:list text:style-name="L6">
        <text:list-item>
          <text:p text:style-name="P6"><text:span text:style-name="T8">Discussion items</text:span><text:span text:style-name="T9"><text:s/>(how do we do...? What to do...? Why is...?)</text:span></text:p>
        </text:list-item>
      </text:list>
      <text:p text:style-name="P7"><text:span text:style-name="T10">Successfully make Git operational over all members workstations.</text:span></text:p>
      <text:p text:style-name="P7"><text:span text:style-name="T10">Our lead programmer will give a crash course in the specifics so everyone are able to operate and sync the versions of WarBorn.</text:span></text:p>
      <text:p text:style-name="P7"><text:span text:style-name="T10">Start structuring the coding without being too specific before the first meeting with our Supervisor.</text:span></text:p>
      <text:p text:style-name="P7"><text:span text:style-name="T10"/></text:p>
      <text:list text:style-name="L8">
        <text:list-item>
          <text:p text:style-name="P8"><text:span text:style-name="T11">Outcomes and assingments</text:span><text:span text:style-name="T12"><text:s/>(It's decided that... Leaf should... CK should do...)</text:span></text:p>
        </text:list-item>
      </text:list>
      <text:p text:style-name="P9"><text:span text:style-name="T13">Rickard will be absent next meeting. Markus will instruct Emil in Git details and further structure up the basic code. Teodor will buy a laptop and start writing the RAD document and set up a plan for various deadlines in a general way. Emil will be instructed in Git and start coding the "Card" class.</text:span></text:p>
      <text:p text:style-name="P9"><text:span text:style-name="T13"/></text:p>
      <text:list text:style-name="L10">
        <text:list-item>
          <text:p text:style-name="P10"><text:span text:style-name="T14">Other points of discussion</text:span><text:span text:style-name="T15"><text:s/>(ideas, issues from group members)</text:span></text:p>
        </text:list-item>
      </text:list>
      <text:p text:style-name="P11"><text:span text:style-name="T16">Pending absence of two of the members due to ski trip and spex rehearsal will bring down the workflow but wont cause a stop in production.</text:span></text:p>
      <text:p text:style-name="P11"><text:span text:style-name="T16"/></text:p>
      <text:list text:style-name="L12">
        <text:list-item>
          <text:p text:style-name="P12"><text:span text:style-name="T17">Wrap up</text:span><text:span text:style-name="T18"><text:s/>(unsolved... next meeting...)</text:span></text:p>
        </text:list-item>
      </text:list>
      <text:p text:style-name="P13"><text:span text:style-name="T19">Keep discussing the end goal and vision so all of the members work towards the same goals.</text:span></text:p>
      <text:p text:style-name="P13"><text:span text:style-name="T19">Next meeting will be Friday at 9 o'clock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